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ans" svg:font-family="OpenSans, Helvetica, Arial, sans-serif"/>
    <style:font-face style:name="sans-serif" svg:font-family="sans-serif"/>
    <style:font-face style:name="Chandas" svg:font-family="Chandas" style:font-pitch="variable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197f6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197f6" style:font-weight-asian="bold" style:font-weight-complex="bold"/>
    </style:style>
    <style:style style:name="P4" style:family="paragraph" style:parent-style-name="Standard">
      <style:text-properties fo:font-weight="bold" officeooo:paragraph-rsid="00138b7b" style:font-weight-asian="bold" style:font-weight-complex="bold"/>
    </style:style>
    <style:style style:name="P5" style:family="paragraph" style:parent-style-name="Standard">
      <loext:graphic-properties draw:fill="none"/>
      <style:paragraph-properties fo:background-color="transparent"/>
      <style:text-properties fo:font-weight="bold" officeooo:rsid="00138b7b" officeooo:paragraph-rsid="00138b7b" style:font-weight-asian="bold" style:font-weight-complex="bold"/>
    </style:style>
    <style:style style:name="P6" style:family="paragraph" style:parent-style-name="Standard">
      <style:text-properties style:font-name="Noto Sans CJK JP Bold" fo:font-weight="bold" officeooo:rsid="001197f6" officeooo:paragraph-rsid="001197f6" style:font-weight-asian="bold" style:font-weight-complex="bold"/>
    </style:style>
    <style:style style:name="P7" style:family="paragraph" style:parent-style-name="Standard">
      <loext:graphic-properties draw:fill="none"/>
      <style:paragraph-properties fo:background-color="transparent"/>
    </style:style>
    <style:style style:name="P8" style:family="paragraph">
      <loext:graphic-properties draw:fill="none"/>
      <style:paragraph-properties fo:background-color="transparent"/>
    </style:style>
    <style:style style:name="P9" style:family="paragraph" style:master-page-name="">
      <loext:graphic-properties draw:fill="none"/>
      <style:paragraph-properties fo:margin-left="0.3752in" fo:margin-right="0in" fo:text-indent="0in" style:auto-text-indent="false" style:page-number="auto" fo:background-color="transparent"/>
    </style:style>
    <style:style style:name="P10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/>
      <style:text-properties officeooo:paragraph-rsid="001197f6"/>
    </style:style>
    <style:style style:name="P11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/>
      <style:text-properties officeooo:paragraph-rsid="00138b7b"/>
    </style:style>
    <style:style style:name="P1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</style:style>
    <style:style style:name="P1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officeooo:paragraph-rsid="001197f6"/>
    </style:style>
    <style:style style:name="P14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officeooo:paragraph-rsid="00138b7b"/>
    </style:style>
    <style:style style:name="P15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/>
      <style:text-properties officeooo:paragraph-rsid="001197f6"/>
    </style:style>
    <style:style style:name="P16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/>
      <style:text-properties officeooo:paragraph-rsid="001197f6"/>
    </style:style>
    <style:style style:name="P17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/>
      <style:text-properties officeooo:paragraph-rsid="00138b7b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197f6" officeooo:paragraph-rsid="001197f6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197f6" officeooo:paragraph-rsid="00138b7b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505050" style:font-name="OpenSans" fo:font-size="9pt" fo:letter-spacing="normal" fo:font-style="normal" fo:font-weight="normal" officeooo:paragraph-rsid="001197f6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505050" style:font-name="OpenSans" fo:font-size="9pt" fo:letter-spacing="normal" fo:font-style="normal" fo:font-weight="normal" officeooo:paragraph-rsid="00138b7b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505050" style:font-name="OpenSans" fo:font-size="9pt" fo:letter-spacing="normal" fo:font-style="normal" fo:font-weight="normal" officeooo:rsid="00138b7b" officeooo:paragraph-rsid="00138b7b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505050" style:font-name="Noto Sans CJK JP Bold" fo:font-size="9pt" fo:letter-spacing="normal" fo:font-style="normal" fo:font-weight="bold" officeooo:rsid="001197f6" officeooo:paragraph-rsid="00138b7b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505050" style:font-name="Noto Sans CJK JP Bold" fo:font-size="9pt" fo:letter-spacing="normal" fo:font-style="normal" fo:font-weight="bold" officeooo:rsid="00138b7b" officeooo:paragraph-rsid="00138b7b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1197f6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JK JP Bold" fo:font-weight="bold" officeooo:rsid="001197f6" officeooo:paragraph-rsid="001197f6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138b7b"/>
    </style:style>
    <style:style style:name="T1" style:family="text">
      <style:text-properties officeooo:rsid="001197f6"/>
    </style:style>
    <style:style style:name="T2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3" style:family="text">
      <style:text-properties fo:font-variant="normal" fo:text-transform="none" fo:color="#505050" style:font-name="OpenSans" fo:font-size="9pt" fo:letter-spacing="normal" fo:font-style="normal" fo:font-weight="normal" fo:background-color="#fff200" loext:char-shading-value="0"/>
    </style:style>
    <style:style style:name="T4" style:family="text">
      <style:text-properties fo:font-variant="normal" fo:text-transform="none" fo:color="#505050" style:font-name="OpenSans" fo:font-size="9pt" fo:letter-spacing="normal" fo:font-style="normal" fo:font-weight="normal" officeooo:rsid="001197f6" fo:background-color="#fff200" loext:char-shading-value="0"/>
    </style:style>
    <style:style style:name="T5" style:family="text">
      <style:text-properties fo:font-variant="normal" fo:text-transform="none" fo:color="#505050" style:font-name="OpenSans" fo:font-size="9pt" fo:letter-spacing="normal" fo:font-style="normal" fo:font-weight="normal" officeooo:rsid="00138b7b" fo:background-color="#fff200" loext:char-shading-value="0"/>
    </style:style>
    <style:style style:name="T6" style:family="text">
      <style:text-properties fo:font-variant="normal" fo:text-transform="none" fo:color="#505050" style:font-name="OpenSans" fo:font-size="9pt" fo:letter-spacing="normal" fo:font-style="normal" fo:font-weight="normal" officeooo:rsid="00138b7b" fo:background-color="#fff200" loext:char-shading-value="0"/>
    </style:style>
    <style:style style:name="T7" style:family="text">
      <style:text-properties fo:font-variant="normal" fo:text-transform="none" fo:color="#505050" style:font-name="OpenSans" fo:font-size="9pt" fo:letter-spacing="normal" fo:font-style="normal" fo:font-weight="normal" fo:background-color="#fff200" loext:char-shading-value="0"/>
    </style:style>
    <style:style style:name="T8" style:family="text">
      <style:text-properties fo:font-variant="normal" fo:text-transform="none" fo:color="#505050" style:font-name="OpenSans" fo:font-size="9pt" fo:letter-spacing="normal" fo:font-style="normal" fo:font-weight="normal" officeooo:rsid="001197f6" fo:background-color="#fff200" loext:char-shading-value="0" style:font-weight-asian="bold" style:font-weight-complex="bold"/>
    </style:style>
    <style:style style:name="T9" style:family="text">
      <style:text-properties fo:font-variant="normal" fo:text-transform="none" fo:color="#505050" style:font-name="OpenSans" fo:font-size="9pt" fo:letter-spacing="normal" fo:font-style="normal" fo:font-weight="normal" officeooo:rsid="001197f6"/>
    </style:style>
    <style:style style:name="T10" style:family="text">
      <style:text-properties fo:font-variant="normal" fo:text-transform="none" fo:color="#505050" style:font-name="OpenSans" fo:font-size="9pt" fo:letter-spacing="normal" fo:font-style="normal" fo:font-weight="normal" officeooo:rsid="00138b7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38b7b" style:font-weight-asian="bold" style:font-weight-complex="bold"/>
    </style:style>
    <style:style style:name="T13" style:family="text">
      <style:text-properties fo:background-color="#fff200" loext:char-shading-value="0"/>
    </style:style>
    <style:style style:name="T14" style:family="text">
      <style:text-properties officeooo:rsid="001197f6" fo:background-color="#fff200" loext:char-shading-value="0"/>
    </style:style>
    <style:style style:name="T15" style:family="text">
      <style:text-properties officeooo:rsid="00138b7b" fo:background-color="#fff200" loext:char-shading-value="0"/>
    </style:style>
    <style:style style:name="T16" style:family="text">
      <style:text-properties officeooo:rsid="00138b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RL : </text:span><text:a xlink:type="simple" xlink:href="https://financial-report.herokuapp.com/" text:style-name="Internet_20_link" text:visited-style-name="Visited_20_Internet_20_Link">https://financial-report.herokuapp.com</text:a><text:span text:style-name="T2">/</text:span></text:p>
      <text:p text:style-name="P1"><text:span text:style-name="T2"/></text:p>
      <text:p text:style-name="P6">login : </text:p>
      <text:p text:style-name="Standard"/>
      <text:p text:style-name="P7">Request type : POST</text:p>
      <text:p text:style-name="P7">api : api/login</text:p>
      <text:p text:style-name="P7"/>
      <text:p text:style-name="P7">{ <text:s text:c="2"/></text:p>
      <text:p text:style-name="P7"><text:s text:c="4"/>"username": "dhirajko",</text:p>
      <text:p text:style-name="P7"><text:s text:c="4"/>"password": "12345" <text:s text:c="3"/></text:p>
      <text:p text:style-name="P7">}</text:p>
      <text:p text:style-name="Standard"><text:tab/></text:p>
      <text:p text:style-name="P6">User : </text:p>
      <text:p text:style-name="P2">create User: </text:p>
      <text:p>Request type : POST</text:p>
      <text:p text:style-name="P12">api : <text:s/>api/user</text:p>
      <text:p text:style-name="P12">{</text:p>
      <text:p text:style-name="P12"><text:s text:c="4"/>"username": "dhirajko",</text:p>
      <text:p text:style-name="P12"><text:s text:c="4"/>"password": "12345"</text:p>
      <text:p text:style-name="P12"><text:s text:c="2"/>}</text:p>
      <text:p text:style-name="P12"/>
      <text:p text:style-name="P18"><text:span text:style-name="T11">get user </text:span>: </text:p>
      <text:p text:style-name="P10">Request type : <text:span text:style-name="T1">GET</text:span></text:p>
      <text:p text:style-name="P13">api : <text:s/>api/user</text:p>
      <text:p text:style-name="P13">{</text:p>
      <text:p text:style-name="P13"><text:s text:c="4"/>"username": "dhirajko",</text:p>
      <text:p text:style-name="P13"><text:s text:c="4"/>"password": "12345"</text:p>
      <text:p text:style-name="P18"><text:s text:c="2"/>} </text:p>
      <text:p text:style-name="P18">header: </text:p>
      <text:p text:style-name="P20"><text:span text:style-name="T1">Content-Type : </text:span>application/json</text:p>
      <text:p text:style-name="P20">x-auth-token : <text:s/><text:span text:style-name="T14">&lt;Token that you get from response header of login or create user&gt;</text:span></text:p>
      <text:p text:style-name="P20"><text:span text:style-name="T14"/></text:p>
      <text:p text:style-name="P18"><text:span text:style-name="T11">delete user </text:span>: </text:p>
      <text:p text:style-name="P10">Request type : <text:span text:style-name="T1">DELETE</text:span></text:p>
      <text:p text:style-name="P13">api : <text:s/>api/user</text:p>
      <text:p text:style-name="P18">header: </text:p>
      <text:p text:style-name="P20"><text:span text:style-name="T1">Content-Type : </text:span>application/json</text:p>
      <text:p text:style-name="P25"><text:span text:style-name="T9">x-auth-token : <text:s/></text:span><text:span text:style-name="T4">&lt;Token that you get from response header of login or create user&gt;</text:span><text:span text:style-name="T1"><text:tab/>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6">Account : </text:p>
      <text:p text:style-name="P3">create <text:span text:style-name="T1">account</text:span>: </text:p>
      <text:p text:style-name="P10">Request type : POST</text:p>
      <text:p text:style-name="P13">api : <text:s/><text:span text:style-name="T2">/api/accounts</text:span></text:p>
      <text:p text:style-name="P13">{</text:p>
      <text:p text:style-name="P13"><text:tab/>"accountName": "capital",</text:p>
      <text:p text:style-name="P13"><text:tab/>"alias":"any",</text:p>
      <text:p text:style-name="P13"><text:tab/>"tag": "capital account",</text:p>
      <text:p text:style-name="P13"><text:tab/>"inventoryAffects": false,</text:p>
      <text:p text:style-name="P13"><text:tab/>"descreption":"ANYTHING",</text:p>
      <text:p text:style-name="P13"><text:tab/>"openingBalance": 29.17</text:p>
      <text:p text:style-name="P13"><text:tab/></text:p>
      <text:p text:style-name="P13">}</text:p>
      <text:p text:style-name="P18">header: </text:p>
      <text:p text:style-name="P20"><text:span text:style-name="T1">Content-Type : </text:span>application/json</text:p>
      <text:p text:style-name="P25"><text:span text:style-name="T9">x-auth-token : <text:s/></text:span><text:span text:style-name="T4">&lt;Token that you get from response header of login or create user&gt;</text:span><text:span text:style-name="T1"><text:tab/></text:span></text:p>
      <text:p text:style-name="P25"/>
      <text:p text:style-name="P19"><text:span text:style-name="T11">get </text:span><text:span text:style-name="T12">all </text:span><text:span text:style-name="T11"><text:s/></text:span><text:span text:style-name="T12">accounts</text:span><text:span text:style-name="T11"> </text:span>: </text:p>
      <text:p text:style-name="P11">Request type : <text:span text:style-name="T1">GET</text:span></text:p>
      <text:p text:style-name="P14">api : <text:s/>api/<text:span text:style-name="T16">accounts</text:span></text:p>
      <text:p text:style-name="P19">header: </text:p>
      <text:p text:style-name="P21"><text:span text:style-name="T1">Content-Type : </text:span>application/json</text:p>
      <text:p text:style-name="P21">x-auth-token : <text:s/><text:span text:style-name="T14">&lt;Token that you get from response header of login or create user&gt;</text:span></text:p>
      <text:p text:style-name="P21"><text:span text:style-name="T14"/></text:p>
      <text:p text:style-name="P19"><text:span text:style-name="T11">get </text:span><text:span text:style-name="T12">specific </text:span><text:span text:style-name="T11"><text:s/></text:span><text:span text:style-name="T12">account</text:span><text:span text:style-name="T11"> </text:span>: </text:p>
      <text:p text:style-name="P11">Request type : <text:span text:style-name="T1">GET</text:span></text:p>
      <text:p text:style-name="P14">api : <text:s/>api/<text:span text:style-name="T16">accounts/ </text:span><text:span text:style-name="T15">: accountName</text:span></text:p>
      <text:p text:style-name="P19">header: </text:p>
      <text:p text:style-name="P21"><text:span text:style-name="T1">Content-Type : </text:span>application/json</text:p>
      <text:p text:style-name="P21"><text:span text:style-name="T14">x-auth-token : <text:s/>&lt;Token that you get from response header of login or create user&gt;</text:span></text:p>
      <text:p text:style-name="P21"><text:span text:style-name="T14"/></text:p>
      <text:p text:style-name="P19"><text:span text:style-name="T12">delete</text:span><text:span text:style-name="T11"> </text:span><text:span text:style-name="T12">specific </text:span><text:span text:style-name="T11"><text:s/></text:span><text:span text:style-name="T12">account</text:span><text:span text:style-name="T11"> </text:span>: </text:p>
      <text:p text:style-name="P11">Request type : <text:span text:style-name="T16">DELETE</text:span></text:p>
      <text:p text:style-name="P14">api : <text:s/>api/<text:span text:style-name="T16">accounts/ </text:span><text:span text:style-name="T15">: accountName</text:span></text:p>
      <text:p text:style-name="P19">header: </text:p>
      <text:p text:style-name="P21"><text:span text:style-name="T1">Content-Type : </text:span>application/json</text:p>
      <text:p text:style-name="P21"><text:span text:style-name="T14">x-auth-token : <text:s/>&lt;Token that you get from response header of login or create user&gt;</text:span></text:p>
      <text:p text:style-name="P23"><text:span text:style-name="T14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oft-page-break/><text:span text:style-name="T13"/></text:p>
      <text:p text:style-name="P4"><text:span text:style-name="T16">Transaction </text:span></text:p>
      <text:p text:style-name="P4"/>
      <text:p text:style-name="P4">create <text:span text:style-name="T16">transaction</text:span>: </text:p>
      <text:p text:style-name="P11">Request type : POST</text:p>
      <text:p text:style-name="P14">api : <text:s/><text:span text:style-name="T2">/api/transactions</text:span></text:p>
      <text:p text:style-name="P14">{<text:tab/></text:p>
      <text:p text:style-name="P27"><text:tab/>"date": "1-1-2018",</text:p>
      <text:p text:style-name="P14"><text:s text:c="4"/>"debitAccount": "cash",</text:p>
      <text:p text:style-name="P14"><text:s text:c="4"/>"creditAccount": "capital",</text:p>
      <text:p text:style-name="P14"><text:s text:c="4"/>"amount":56,</text:p>
      <text:p text:style-name="P14"><text:s text:c="4"/>"descreption": "invested"</text:p>
      <text:p text:style-name="P14">}</text:p>
      <text:p text:style-name="P27"><text:span text:style-name="T1">header: </text:span></text:p>
      <text:p text:style-name="P21"><text:span text:style-name="T1">Content-Type : </text:span>application/json</text:p>
      <text:p text:style-name="P27"><text:span text:style-name="T9">x-auth-token : <text:s/></text:span><text:span text:style-name="T4">&lt;Token that you get from response header of login or create user&gt;</text:span><text:span text:style-name="T1"><text:tab/></text:span></text:p>
      <text:p text:style-name="P21"><text:span text:style-name="T14"/></text:p>
      <text:p text:style-name="P5">get all transaction: </text:p>
      <text:p text:style-name="P11">Request type : <text:span text:style-name="T1">GET</text:span></text:p>
      <text:p text:style-name="P14">api : <text:s/><text:span text:style-name="T2">/api/transactions</text:span></text:p>
      <text:p text:style-name="P19">header: </text:p>
      <text:p text:style-name="P21"><text:span text:style-name="T1">Content-Type : </text:span>application/json</text:p>
      <text:p text:style-name="P22">x-auth-token : <text:s/><text:span text:style-name="T14">&lt;Token that you get from response header of login or create user&gt;</text:span></text:p>
      <text:p text:style-name="P22"><text:span text:style-name="T14"/></text:p>
      <text:p text:style-name="P5">get specific account <text:s/>transaction: </text:p>
      <text:p text:style-name="P11">Request type : <text:span text:style-name="T1">GET</text:span></text:p>
      <text:p text:style-name="P14">api : <text:s/><text:span text:style-name="T2">/api/transactions/</text:span><text:span text:style-name="T7"> : </text:span><text:span text:style-name="T6">accountName</text:span></text:p>
      <text:p text:style-name="P19">header: </text:p>
      <text:p text:style-name="P21"><text:span text:style-name="T1">Content-Type : </text:span>application/json</text:p>
      <text:p text:style-name="P22"><text:span text:style-name="T14">x-auth-token : <text:s/>&lt;Token that you get from response header of login or create user&gt;</text:span></text:p>
      <text:p text:style-name="P7"/>
      <text:p text:style-name="P19"><text:span text:style-name="T12">delete</text:span><text:span text:style-name="T11"> </text:span><text:span text:style-name="T12">specific </text:span><text:span text:style-name="T11"><text:s/></text:span><text:span text:style-name="T12">transaction</text:span><text:span text:style-name="T11"> </text:span>: </text:p>
      <text:p text:style-name="P11">Request type : <text:span text:style-name="T16">DELETE</text:span></text:p>
      <text:p text:style-name="P14">api : <text:s/>api/<text:span text:style-name="T16">accounts/ </text:span><text:span text:style-name="T15">: transaction ID</text:span></text:p>
      <text:p text:style-name="P19">header: </text:p>
      <text:p text:style-name="P21"><text:span text:style-name="T1">Content-Type : </text:span>application/json</text:p>
      <text:p text:style-name="P21"><text:span text:style-name="T14">x-auth-token : <text:s/>&lt;Token that you get from response header of login or create user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ans" svg:font-family="OpenSans, Helvetica, Arial, sans-serif"/>
    <style:font-face style:name="sans-serif" svg:font-family="sans-serif"/>
    <style:font-face style:name="Chandas" svg:font-family="Chandas" style:font-pitch="variable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01:42:57.067887186</meta:creation-date>
    <dc:date>2019-04-20T02:04:35.002222081</dc:date>
    <meta:editing-duration>PT10M6S</meta:editing-duration>
    <meta:editing-cycles>1</meta:editing-cycles>
    <meta:document-statistic meta:table-count="0" meta:image-count="0" meta:object-count="0" meta:page-count="3" meta:paragraph-count="99" meta:word-count="360" meta:character-count="2479" meta:non-whitespace-character-count="2100"/>
    <meta:generator>LibreOffice/6.0.7.3$Linux_X86_64 LibreOffice_project/00m0$Build-3</meta:generator>
  </office:meta>
</office:document-meta>
</file>